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mPosition.getBodyFi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youtManager.notifyPadding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Item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ItemLayoutManager.rese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Item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youtManager.getMaxRemainingHeight( int [ ] fullHeights , int [ ] partialHeigh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LayoutManager.notifySpace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ItemLayoutManager.getChangedKnuthElements( List oldList ,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istItem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Item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Position.generates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youtManager.getNextStep( List [ ] elementLists , int [ ] start , int [ ] end , int [ ] partialHeight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ListItemLayoutManager.getNextKnuthElements( LayoutContext context ,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ListItemLayoutManager.getListItem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Position.getLabelFir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youtManager.setBody( ListItemBody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LayoutManager.notifyBorder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ItemLayoutManager.setLabel( ListItemLabe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LayoutManager.ListItemLayoutManager( ListItem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ItemPosition.ListItemPosition( LayoutManager lm , int labelFirst , int labelLast , int bodyFirst , int body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Item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stItemPosition.getBodyLa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ItemLayoutManager.addAreas( PositionIterator parentIter , LayoutContext layou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ListItem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ItemPosition.getLabelLa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youtManager.getCombinedKnuthElementsForListItem( List labelElements , List bodyElements , LayoutContext 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ListItemLayoutManager.getListItem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